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1.9177036397538191e-07">
            <text:p>-1.9177036397538191e-07</text:p>
          </table:table-cell>
          <table:table-cell office:value-type="float" office:value="-5.136563048786617e-07">
            <text:p>-5.136563048786617e-07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True)">
            <text:p>(False, False, True)</text:p>
          </table:table-cell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  <table:table-cell office:value-type="float" office:value="0.0004887689256615846">
            <text:p>0.000488768925661584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1275">
            <text:p>0.91275</text:p>
          </table:table-cell>
          <table:table-cell office:value-type="float" office:value="7.801324503311259">
            <text:p>7.801324503311259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1.9177036397538191e-07">
            <text:p>-1.9177036397538191e-07</text:p>
          </table:table-cell>
          <table:table-cell office:value-type="float" office:value="-5.136563048786617e-07">
            <text:p>-5.136563048786617e-07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True)">
            <text:p>(False, False, True)</text:p>
          </table:table-cell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  <table:table-cell office:value-type="float" office:value="0.0004887689256615846">
            <text:p>0.000488768925661584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1275">
            <text:p>0.91275</text:p>
          </table:table-cell>
          <table:table-cell office:value-type="float" office:value="7.801324503311259">
            <text:p>7.801324503311259</text:p>
          </table:table-cell>
          <table:table-cell office:value-type="string" office:string-value="1">
            <text:p>1</text:p>
          </table:table-cell>
          <table:table-cell office:value-type="float" office:value="0.0004887689256615846">
            <text:p>0.0004887689256615846</text:p>
          </table:table-cell>
          <table:table-cell office:value-type="string" office:string-value="[[0.99988429 0.99984277 0.99964064 0.99939683 0.99880376 0.99758911&#10;  0.99518174 0.99043183 0.98092639 0.96220874]]">
            <text:p>[[0.99988429 0.99984277 0.99964064 0.99939683 0.99880376 0.99758911
  0.99518174 0.99043183 0.98092639 0.96220874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True)">
            <text:p>(False, Fals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0004887689256615846">
            <text:p>0.0004887689256615846</text:p>
          </table:table-cell>
          <table:table-cell office:value-type="float" office:value="1">
            <text:p>1</text:p>
          </table:table-cell>
          <table:table-cell office:value-type="float" office:value="0.0004887689256615846">
            <text:p>0.0004887689256615846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True)">
            <text:p>(False, Fals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0004887689256615846">
            <text:p>0.0004887689256615846</text:p>
          </table:table-cell>
          <table:table-cell office:value-type="float" office:value="1">
            <text:p>1</text:p>
          </table:table-cell>
          <table:table-cell office:value-type="float" office:value="0.0004887689256615846">
            <text:p>0.0004887689256615846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True)">
            <text:p>(False, Fals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0.0004887689256615846">
            <text:p>0.0004887689256615846</text:p>
          </table:table-cell>
          <table:table-cell office:value-type="float" office:value="1">
            <text:p>1</text:p>
          </table:table-cell>
          <table:table-cell office:value-type="float" office:value="0.0004887689256615846">
            <text:p>0.00048876892566158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